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X</mi>
            <mo stretchy="false">=</mo>
            <mrow>
              <mo fence="true" stretchy="false">(</mo>
              <mrow>
                <mrow>
                  <msub>
                    <mi>X</mi>
                    <mn>1</mn>
                  </msub>
                  <mi>,</mi>
                  <mo stretchy="false">⋯</mo>
                  <mi>,</mi>
                  <msub>
                    <mi>X</mi>
                    <mi>N</mi>
                  </msub>
                </mrow>
              </mrow>
              <mo fence="true" stretchy="false">)</mo>
            </mrow>
          </mrow>
        </mtd>
      </mtr>
      <mtr>
        <mtd>
          <mrow>
            <msub>
              <mi>X</mi>
              <mi>k</mi>
            </msub>
            <mo stretchy="false">=</mo>
            <mrow>
              <mo fence="true" stretchy="false">[</mo>
              <mrow>
                <mrow>
                  <msubsup>
                    <mi>X</mi>
                    <mi>k</mi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subsup>
                  <mi>,</mi>
                  <mo stretchy="false">⋯</mo>
                  <mi>,</mi>
                  <msubsup>
                    <mi>X</mi>
                    <mi>k</mi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</mrow>
              </mrow>
              <mo fence="true" stretchy="false">]</mo>
            </mrow>
          </mrow>
        </mtd>
      </mtr>
      <mtr>
        <mtd>
          <mrow>
            <mi>Y</mi>
            <mo stretchy="false">=</mo>
            <mrow>
              <mo fence="true" stretchy="false">(</mo>
              <mrow>
                <mrow>
                  <msub>
                    <mi>Y</mi>
                    <mn>1</mn>
                  </msub>
                  <mi>,</mi>
                  <mo stretchy="false">⋯</mo>
                  <mi>,</mi>
                  <msub>
                    <mi>Y</mi>
                    <mi>M</mi>
                  </msub>
                </mrow>
              </mrow>
              <mo fence="true" stretchy="false">)</mo>
            </mrow>
          </mrow>
        </mtd>
      </mtr>
      <mtr>
        <mtd>
          <mrow>
            <mi>f</mi>
            <mo stretchy="false">=</mo>
            <mrow>
              <mo fence="true" stretchy="false">(</mo>
              <mrow>
                <mrow>
                  <msub>
                    <mi>f</mi>
                    <mn>1</mn>
                  </msub>
                  <mi>,</mi>
                  <mo stretchy="false">⋯</mo>
                  <mi>,</mi>
                  <msub>
                    <mi>f</mi>
                    <mi>n</mi>
                  </msub>
                </mrow>
              </mrow>
              <mo fence="true" stretchy="false">)</mo>
            </mrow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row>
                      <mi>x</mi>
                      <mo stretchy="false">∈</mo>
                      <mn>1,</mn>
                    </mrow>
                    <mrow>
                      <mi>y</mi>
                      <mo stretchy="false">∈</mo>
                      <mn>1</mn>
                    </mrow>
                  </mrow>
                </mrow>
                <mo fence="true" stretchy="false">)</mo>
              </mrow>
              <mo stretchy="false">=</mo>
              <mi>P</mi>
            </mrow>
            <mrow>
              <mo fence="true" stretchy="false">(</mo>
              <mrow>
                <mrow>
                  <mi>x</mi>
                  <mo stretchy="false">∈</mo>
                  <mn>1</mn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i>y</mi>
                  <mo stretchy="false">∈</mo>
                  <mn>1</mn>
                </mrow>
              </mrow>
              <mo fence="true" stretchy="false">)</mo>
            </mrow>
          </mrow>
        </mtd>
      </mtr>
      <mtr>
        <mtd>
          <mrow>
            <mi>X</mi>
            <mo stretchy="false">=</mo>
            <mrow>
              <mo fence="true" stretchy="false">(</mo>
              <mrow>
                <mrow>
                  <msub>
                    <mi>X</mi>
                    <mn>1</mn>
                  </msub>
                  <mi>,</mi>
                  <mo stretchy="false">⋯</mo>
                  <mi>,</mi>
                  <msub>
                    <mi>X</mi>
                    <mi>m</mi>
                  </msub>
                </mrow>
              </mrow>
              <mo fence="true" stretchy="false">)</mo>
            </mrow>
          </mrow>
        </mtd>
      </mtr>
      <mtr>
        <mtd>
          <mrow>
            <msub>
              <mi>X</mi>
              <mi>i</mi>
            </msub>
            <mo stretchy="false">=</mo>
            <mrow>
              <mo fence="true" stretchy="false">[</mo>
              <mrow>
                <mrow>
                  <msubsup>
                    <mi>X</mi>
                    <mi>i</mi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subsup>
                  <mi>,</mi>
                  <mo stretchy="false">⋯</mo>
                  <mi>,</mi>
                  <msubsup>
                    <mi>X</mi>
                    <mi>i</mi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subsup>
                </mrow>
              </mrow>
              <mo fence="true" stretchy="false">]</mo>
            </mrow>
          </mrow>
        </mtd>
      </mtr>
      <mtr>
        <mtd>
          <msubsup>
            <mi>X</mi>
            <mi>i</mi>
            <mrow>
              <mo fence="true" stretchy="false">(</mo>
              <mrow>
                <mi>j</mi>
              </mrow>
              <mo fence="true" stretchy="false">)</mo>
            </mrow>
          </msubsup>
        </mtd>
      </mtr>
      <mtr>
        <mtd>
          <mrow>
            <mo stretchy="false">{</mo>
            <mn>1,</mn>
            <mo stretchy="false">⋯</mo>
            <mi>,</mi>
            <mi>k</mi>
            <mo stretchy="false">}</mo>
          </mrow>
        </mtd>
      </mtr>
      <mtr>
        <mtd>
          <mrow>
            <mi>Y</mi>
            <mo stretchy="false">=</mo>
            <mrow>
              <mo fence="true" stretchy="false">(</mo>
              <mrow>
                <mrow>
                  <msub>
                    <mi>Y</mi>
                    <mn>1,</mn>
                  </msub>
                  <mo stretchy="false">⋯</mo>
                  <mi>,</mi>
                  <msub>
                    <mi>Y</mi>
                    <mi>m</mi>
                  </msub>
                </mrow>
              </mrow>
              <mo fence="true" stretchy="false">)</mo>
            </mrow>
          </mrow>
        </mtd>
      </mtr>
      <mtr>
        <mtd>
          <mrow>
            <msub>
              <mi>Y</mi>
              <mi>i</mi>
            </msub>
            <mo stretchy="false">=</mo>
            <mi>u</mi>
          </mrow>
        </mtd>
      </mtr>
      <mtr>
        <mtd>
          <mrow>
            <mi>k</mi>
            <mo stretchy="false">=</mo>
            <mn>2</mn>
          </mrow>
        </mtd>
      </mtr>
      <mtr>
        <mtd>
          <mrow>
            <mstyle mathvariant="bold">
              <mi>P</mi>
            </mstyle>
            <mi mathvariant="normal">:</mi>
            <mrow>
              <msup>
                <mi mathvariant="normal">ℝ</mi>
                <mi>n</mi>
              </msup>
              <mo stretchy="false">→</mo>
              <msup>
                <mi mathvariant="normal">ℝ</mi>
                <mi>k</mi>
              </msup>
            </mrow>
          </mrow>
        </mtd>
      </mtr>
      <mtr>
        <mtd>
          <mrow>
            <mstyle mathvariant="bold">
              <mi>P</mi>
            </mstyle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>u</mi>
                </mrow>
              </mrow>
              <mo fence="true" stretchy="false">)</mo>
            </mrow>
          </mrow>
        </mtd>
      </mtr>
      <mtr>
        <mtd>
          <mrow>
            <mi mathvariant="normal">δ</mi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=</mo>
              <mn>0,1</mn>
            </mrow>
          </mrow>
        </mtd>
      </mtr>
    </mtable>
    <annotation encoding="StarMath 5.0">X = ( X_1 ,dotsaxis,X_N )newline
X_k = [ X_k^(1),dotsaxis,X_k^(n) ]newline
Y = ( Y_1 ,dotsaxis,Y_M )newline
f = ( f_1 ,dotsaxis,f_n )newline
P( x in 1,y in 1 )=P( x in 1 )P( y in 1 )newline
X = ( X_1 ,dotsaxis,X_m)newline
X_i = [ X_i^(1),dotsaxis,X_i^(n) ]newline
X_i^( j )newline
\{ 1,dotsaxis,k\ }newline
Y=( Y_1,dotsaxis,Y_m )newline
Y_i = u newline
k=2 newline
bold P : setR ^n toward setR^k newline
bold P( X_i,u ) newline
%delta(i,j) = { 0,1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8:17:35.935344885</meta:creation-date>
    <meta:generator>LibreOffice/4.2.8.2$Linux_X86_64 LibreOffice_project/420m0$Build-2</meta:generator>
  </office:meta>
</office:document-meta>
</file>